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0000" draw:fill-color="#ffffff" draw:textarea-horizontal-align="justify" draw:textarea-vertical-align="middle" draw:auto-grow-height="false" fo:min-height="14.75cm" fo:min-width="26cm"/>
    </style:style>
    <style:style style:name="gr2" style:family="graphic" style:parent-style-name="standard">
      <style:graphic-properties svg:stroke-color="#ff0000" draw:fill-color="#ffffff" draw:textarea-horizontal-align="justify" draw:textarea-vertical-align="middle" draw:auto-grow-height="false" fo:min-height="0.75cm" fo:min-width="26cm"/>
    </style:style>
    <style:style style:name="gr3" style:family="graphic" style:parent-style-name="standard">
      <style:graphic-properties svg:stroke-color="#ff0000" draw:fill-color="#ffffff" draw:textarea-horizontal-align="justify" draw:textarea-vertical-align="middle" draw:auto-grow-height="false" fo:min-height="12.75cm" fo:min-width="2.5cm"/>
    </style:style>
    <style:style style:name="gr4" style:family="graphic" style:parent-style-name="standard">
      <style:graphic-properties svg:stroke-color="#5983b0" draw:fill-color="#ffffff" draw:textarea-horizontal-align="justify" draw:textarea-vertical-align="middle" draw:auto-grow-height="false" fo:min-height="5.25cm" fo:min-width="8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ff0000" draw:fill-color="#ffffff" draw:opacity="50%" draw:opacity-name="" draw:textarea-horizontal-align="justify" draw:textarea-vertical-align="middle" draw:auto-grow-height="false" fo:min-height="14.75cm" fo:min-width="26cm"/>
    </style:style>
    <style:style style:name="gr8" style:family="graphic" style:parent-style-name="standard">
      <style:graphic-properties svg:stroke-color="#5983b0" draw:fill-color="#ffffff" draw:textarea-horizontal-align="justify" draw:textarea-vertical-align="middle" draw:auto-grow-height="false" fo:min-height="0.25cm" fo:min-width="3cm"/>
    </style:style>
    <style:style style:name="gr9" style:family="graphic" style:parent-style-name="standard">
      <style:graphic-properties svg:stroke-color="#5983b0" draw:fill-color="#ffffff" draw:textarea-horizontal-align="justify" draw:textarea-vertical-align="middle" draw:auto-grow-height="false" fo:min-height="0.25cm" fo:min-width="1cm"/>
    </style:style>
    <style:style style:name="gr10" style:family="graphic" style:parent-style-name="standard">
      <style:graphic-properties svg:stroke-color="#5983b0" draw:fill-color="#ffffff" draw:textarea-horizontal-align="justify" draw:textarea-vertical-align="middle" draw:auto-grow-height="false" fo:min-height="10.75cm" fo:min-width="21cm"/>
      <style:paragraph-properties style:writing-mode="lr-tb"/>
    </style:style>
    <style:style style:name="gr11" style:family="graphic" style:parent-style-name="standard">
      <style:graphic-properties svg:stroke-color="#5983b0" draw:fill-color="#ffffff" draw:opacity="50%" draw:opacity-name="" draw:textarea-horizontal-align="justify" draw:textarea-vertical-align="middle" draw:auto-grow-height="false" fo:min-height="0.75cm" fo:min-width="2.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nding page" draw:style-name="dp1" draw:master-page-name="Default">
        <draw:custom-shape draw:style-name="gr1" draw:text-style-name="P1" draw:layer="layout" svg:width="26.5cm" svg:height="15cm" svg:x="1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5cm" svg:height="1cm" svg:x="1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3cm" svg:x="1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5.5cm" svg:x="6cm" svg:y="3.1cm">
          <text:p text:style-name="P2">Last/current seas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5.5cm" svg:x="15.5cm" svg:y="3.1cm">
          <text:p text:style-name="P2">Last ra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5.5cm" svg:x="15.5cm" svg:y="9.5cm">
          <text:p text:style-name="P2">constructo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5.5cm" svg:x="6cm" svg:y="9.5cm">
          <text:p text:style-name="P2">Race schedule 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cm" svg:height="6.65cm" svg:x="1cm" svg:y="2.5cm">
          <draw:text-box>
            <text:p>race</text:p>
            <text:p/>
            <text:p>Year</text:p>
            <text:p/>
            <text:p>Driver</text:p>
            <text:p/>
            <text:p>Team</text:p>
            <text:p/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year" draw:style-name="dp1" draw:master-page-name="Default">
        <draw:custom-shape draw:style-name="gr3" draw:text-style-name="P1" draw:layer="layout" svg:width="3cm" svg:height="13cm" svg:x="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5cm" svg:height="1cm" svg:x="1cm" svg:y="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6.5cm" svg:height="15cm" svg:x="1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cm" svg:height="6.65cm" svg:x="1cm" svg:y="2.5cm">
          <draw:text-box>
            <text:p>race</text:p>
            <text:p/>
            <text:p>Year</text:p>
            <text:p/>
            <text:p>Driver</text:p>
            <text:p/>
            <text:p>Team</text:p>
            <text:p/>
            <text:p/>
          </draw:text-box>
        </draw:frame>
        <draw:custom-shape draw:style-name="gr8" draw:text-style-name="P1" draw:layer="layout" svg:width="3.5cm" svg:height="0.5cm" svg:x="13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0.5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1.5cm" svg:height="11cm" svg:x="5.5cm" svg:y="4cm">
          <text:p text:style-name="P2">Year result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cm" svg:height="1cm" svg:x="1cm" svg:y="3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ce" draw:style-name="dp1" draw:master-page-name="Default">
        <draw:custom-shape draw:style-name="gr3" draw:text-style-name="P1" draw:layer="layout" svg:width="3cm" svg:height="13cm" svg:x="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5cm" svg:height="1cm" svg:x="1cm" svg:y="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6.5cm" svg:height="15cm" svg:x="1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cm" svg:height="6.65cm" svg:x="1cm" svg:y="2.5cm">
          <draw:text-box>
            <text:p>race</text:p>
            <text:p/>
            <text:p>Year</text:p>
            <text:p/>
            <text:p>Driver</text:p>
            <text:p/>
            <text:p>Team</text:p>
            <text:p/>
            <text:p/>
          </draw:text-box>
        </draw:frame>
        <draw:custom-shape draw:style-name="gr8" draw:text-style-name="P1" draw:layer="layout" svg:width="3.5cm" svg:height="0.5cm" svg:x="13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0.5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1.5cm" svg:height="11cm" svg:x="5.5cm" svg:y="4cm">
          <text:p text:style-name="P2">race result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cm" svg:height="1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iver" draw:style-name="dp1" draw:master-page-name="Default">
        <draw:custom-shape draw:style-name="gr3" draw:text-style-name="P1" draw:layer="layout" svg:width="3cm" svg:height="13cm" svg:x="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5cm" svg:height="1cm" svg:x="1cm" svg:y="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6.5cm" svg:height="15cm" svg:x="1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cm" svg:height="6.65cm" svg:x="1cm" svg:y="2.5cm">
          <draw:text-box>
            <text:p>race</text:p>
            <text:p/>
            <text:p>Year</text:p>
            <text:p/>
            <text:p>Driver</text:p>
            <text:p/>
            <text:p>Team</text:p>
            <text:p/>
            <text:p/>
          </draw:text-box>
        </draw:frame>
        <draw:custom-shape draw:style-name="gr8" draw:text-style-name="P1" draw:layer="layout" svg:width="3.5cm" svg:height="0.5cm" svg:x="13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0.5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1.5cm" svg:height="11cm" svg:x="5.5cm" svg:y="4cm">
          <text:p text:style-name="P2">driver result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cm" svg:height="1cm" svg:x="1cm" svg:y="5.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am" draw:style-name="dp1" draw:master-page-name="Default">
        <draw:custom-shape draw:style-name="gr3" draw:text-style-name="P1" draw:layer="layout" svg:width="3cm" svg:height="13cm" svg:x="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5cm" svg:height="1cm" svg:x="1cm" svg:y="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6.5cm" svg:height="15cm" svg:x="1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cm" svg:height="6.65cm" svg:x="1cm" svg:y="2.5cm">
          <draw:text-box>
            <text:p>race</text:p>
            <text:p/>
            <text:p>Year</text:p>
            <text:p/>
            <text:p>Driver</text:p>
            <text:p/>
            <text:p>Team</text:p>
            <text:p/>
            <text:p/>
          </draw:text-box>
        </draw:frame>
        <draw:custom-shape draw:style-name="gr8" draw:text-style-name="P1" draw:layer="layout" svg:width="3.5cm" svg:height="0.5cm" svg:x="13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0.5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1.5cm" svg:height="11cm" svg:x="5.5cm" svg:y="4cm">
          <text:p text:style-name="P2">Team result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cm" svg:height="1cm" svg:x="1cm" svg:y="6.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0T18:40:43.746000000</meta:creation-date>
    <dc:date>2021-03-20T19:08:51.192000000</dc:date>
    <meta:editing-duration>PT7M47S</meta:editing-duration>
    <meta:editing-cycles>1</meta:editing-cycles>
    <meta:generator>LibreOffice/7.0.0.3$Windows_X86_64 LibreOffice_project/8061b3e9204bef6b321a21033174034a5e2ea88e</meta:generator>
    <meta:document-statistic meta:object-count="71"/>
  </office:meta>
</office:document-meta>
</file>